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df7c" officeooo:paragraph-rsid="0013df7c"/>
    </style:style>
    <style:style style:name="P2" style:family="paragraph" style:parent-style-name="Standard">
      <style:text-properties officeooo:rsid="0013df7c" officeooo:paragraph-rsid="00188f6b"/>
    </style:style>
    <style:style style:name="P3" style:family="paragraph" style:parent-style-name="Standard">
      <style:text-properties officeooo:rsid="0013df7c" officeooo:paragraph-rsid="001a80f2"/>
    </style:style>
    <style:style style:name="P4" style:family="paragraph" style:parent-style-name="Standard">
      <style:text-properties officeooo:rsid="0013df7c" officeooo:paragraph-rsid="002474b7"/>
    </style:style>
    <style:style style:name="P5" style:family="paragraph" style:parent-style-name="Standard">
      <style:text-properties officeooo:rsid="001572e2" officeooo:paragraph-rsid="001572e2"/>
    </style:style>
    <style:style style:name="P6" style:family="paragraph" style:parent-style-name="Standard">
      <style:text-properties officeooo:rsid="001572e2" officeooo:paragraph-rsid="001e78e9"/>
    </style:style>
    <style:style style:name="P7" style:family="paragraph" style:parent-style-name="Standard">
      <style:text-properties officeooo:rsid="001572e2" officeooo:paragraph-rsid="002474b7"/>
    </style:style>
    <style:style style:name="P8" style:family="paragraph" style:parent-style-name="Standard">
      <style:text-properties officeooo:rsid="001572e2" officeooo:paragraph-rsid="00257406"/>
    </style:style>
    <style:style style:name="P9" style:family="paragraph" style:parent-style-name="Standard">
      <style:text-properties officeooo:rsid="001572e2" officeooo:paragraph-rsid="002765c4"/>
    </style:style>
    <style:style style:name="P10" style:family="paragraph" style:parent-style-name="Standard">
      <style:text-properties officeooo:rsid="001b9e8b" officeooo:paragraph-rsid="002474b7"/>
    </style:style>
    <style:style style:name="P11" style:family="paragraph" style:parent-style-name="Standard">
      <style:text-properties officeooo:rsid="001cf6f9" officeooo:paragraph-rsid="001cf6f9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1cf6f9" officeooo:paragraph-rsid="001cf6f9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21b22b" officeooo:paragraph-rsid="0021b22b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2474b7" officeooo:paragraph-rsid="002474b7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2474b7" officeooo:paragraph-rsid="00257406" style:font-weight-asian="bold" style:font-weight-complex="bold"/>
    </style:style>
    <style:style style:name="P16" style:family="paragraph" style:parent-style-name="Standard">
      <style:text-properties fo:font-weight="normal" officeooo:rsid="001e78e9" officeooo:paragraph-rsid="0021dd0c" style:font-weight-asian="normal" style:font-weight-complex="normal"/>
    </style:style>
    <style:style style:name="P17" style:family="paragraph" style:parent-style-name="Standard">
      <style:text-properties fo:font-weight="normal" officeooo:rsid="001e78e9" officeooo:paragraph-rsid="001572e2" style:font-weight-asian="normal" style:font-weight-complex="normal"/>
    </style:style>
    <style:style style:name="P18" style:family="paragraph" style:parent-style-name="Standard">
      <style:text-properties officeooo:paragraph-rsid="002ac8a1"/>
    </style:style>
    <style:style style:name="P19" style:family="paragraph" style:parent-style-name="Standard">
      <style:text-properties style:text-underline-style="none" fo:font-weight="normal" officeooo:rsid="001e78e9" officeooo:paragraph-rsid="002765c4" style:font-weight-asian="normal" style:font-weight-complex="normal"/>
    </style:style>
    <style:style style:name="P20" style:family="paragraph" style:parent-style-name="Standard">
      <style:text-properties style:text-underline-style="none" fo:font-weight="bold" officeooo:rsid="002e137a" officeooo:paragraph-rsid="002e137a" fo:background-color="#33ff99" style:font-weight-asian="bold" style:font-weight-complex="bold"/>
    </style:style>
    <style:style style:name="P21" style:family="paragraph" style:parent-style-name="Standard">
      <style:text-properties style:text-underline-style="none" fo:font-weight="normal" officeooo:rsid="002e137a" officeooo:paragraph-rsid="002e137a" fo:background-color="#33ff99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e78e9" officeooo:paragraph-rsid="002765c4" fo:background-color="#33ff99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30729e" officeooo:paragraph-rsid="0030729e" fo:background-color="#33ff99" style:font-weight-asian="normal" style:font-weight-complex="normal"/>
    </style:style>
    <style:style style:name="P24" style:family="paragraph" style:parent-style-name="Standard">
      <style:text-properties fo:color="#000000" officeooo:rsid="001cf6f9" officeooo:paragraph-rsid="001cf6f9" fo:background-color="#33ff99"/>
    </style:style>
    <style:style style:name="P25" style:family="paragraph" style:parent-style-name="Standard">
      <style:text-properties fo:color="#000000" officeooo:rsid="001cf6f9" officeooo:paragraph-rsid="00205123" fo:background-color="#33ff99"/>
    </style:style>
    <style:style style:name="P26" style:family="paragraph" style:parent-style-name="Standard">
      <style:text-properties fo:color="#000000" officeooo:rsid="0013df7c" officeooo:paragraph-rsid="0013df7c" fo:background-color="#33ff99"/>
    </style:style>
    <style:style style:name="T1" style:family="text">
      <style:text-properties officeooo:rsid="001572e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677a" style:font-weight-asian="bold" style:font-weight-complex="bold"/>
    </style:style>
    <style:style style:name="T4" style:family="text">
      <style:text-properties fo:font-weight="bold" officeooo:rsid="00188f6b" style:font-weight-asian="bold" style:font-weight-complex="bold"/>
    </style:style>
    <style:style style:name="T5" style:family="text">
      <style:text-properties fo:font-weight="bold" officeooo:rsid="001572e2" style:font-weight-asian="bold" style:font-weight-complex="bold"/>
    </style:style>
    <style:style style:name="T6" style:family="text">
      <style:text-properties fo:font-weight="bold" officeooo:rsid="001b9e8b" style:font-weight-asian="bold" style:font-weight-complex="bold"/>
    </style:style>
    <style:style style:name="T7" style:family="text">
      <style:text-properties fo:font-weight="bold" officeooo:rsid="0027249d" style:font-weight-asian="bold" style:font-weight-complex="bold"/>
    </style:style>
    <style:style style:name="T8" style:family="text">
      <style:text-properties fo:font-weight="bold" officeooo:rsid="0030c71d" style:font-weight-asian="bold" style:font-weight-complex="bold"/>
    </style:style>
    <style:style style:name="T9" style:family="text">
      <style:text-properties officeooo:rsid="001cf6f9"/>
    </style:style>
    <style:style style:name="T10" style:family="text">
      <style:text-properties officeooo:rsid="001e78e9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30c71d"/>
    </style:style>
    <style:style style:name="T13" style:family="text">
      <style:text-properties officeooo:rsid="0021dd0c"/>
    </style:style>
    <style:style style:name="T14" style:family="text">
      <style:text-properties officeooo:rsid="002474b7"/>
    </style:style>
    <style:style style:name="T15" style:family="text">
      <style:text-properties officeooo:rsid="002ac8a1"/>
    </style:style>
    <style:style style:name="T16" style:family="text">
      <style:text-properties officeooo:rsid="002cc756"/>
    </style:style>
    <style:style style:name="T17" style:family="text">
      <style:text-properties officeooo:rsid="0030729e"/>
    </style:style>
    <style:style style:name="T18" style:family="text">
      <style:text-properties officeooo:rsid="003676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2"><text:span text:style-name="T17">Executable for </text:span>X86:</text:p>
      <text:p text:style-name="P11"/>
      <text:p text:style-name="P24">git clone https://github.com/linux-test-project/ltp.git </text:p>
      <text:p text:style-name="P24">cd ltp </text:p>
      <text:p text:style-name="P24">make autotools <text:s text:c="3"/><text:span text:style-name="T18">(If fail “sudo apt-get install automake” then try to make<text:tab/>)</text:span></text:p>
      <text:p text:style-name="P25">./configure </text:p>
      <text:p text:style-name="P25">make </text:p>
      <text:p text:style-name="P24">make install</text:p>
      <text:p text:style-name="P26"/>
      <text:p text:style-name="P9">--<text:span text:style-name="T10">&gt;cd /opt/ltp/bin</text:span></text:p>
      <text:p text:style-name="P19">--&gt;file ltp-pan<text:span text:style-name="T13">( or any file) <text:s/>-----&gt; To check which executable (X86)</text:span> </text:p>
      <text:p text:style-name="P19"/>
      <text:p text:style-name="P20">To run all the test suites </text:p>
      <text:p text:style-name="P21">$ cd /opt/ltp </text:p>
      <text:p text:style-name="P21">$ ./runltp </text:p>
      <text:p text:style-name="P22"/>
      <text:p text:style-name="P23"><text:span text:style-name="T2">To run a particular test suite</text:span> </text:p>
      <text:p text:style-name="P23">$ ./runltp -f syscalls (eg)</text:p>
      <text:p text:style-name="P22"/>
      <text:p text:style-name="P13">Executable for ARM-32/ARM-64:(<text:span text:style-name="T11">Cross compil</text:span><text:span text:style-name="T12">ing</text:span><text:span text:style-name="T11"> </text:span><text:span text:style-name="T12">from x86</text:span>)</text:p>
      <text:p text:style-name="P5"/>
      <text:p text:style-name="P14">ARM-32</text:p>
      <text:p text:style-name="P14"/>
      <text:p text:style-name="P5">1)make clean</text:p>
      <text:p text:style-name="P5">2)make clean_install_dir</text:p>
      <text:p text:style-name="P18"><text:span text:style-name="T1">3)</text:span>sudo apt-get install gcc-arm-linux-gnueabi<text:span text:style-name="T16">hf </text:span><text:span text:style-name="T3">(Install Ubuntu ARM</text:span><text:span text:style-name="T8">32</text:span><text:span text:style-name="T3"> packages)</text:span></text:p>
      <text:p text:style-name="P10"><text:span text:style-name="T14">4)</text:span>ar<text:span text:style-name="T15">+</text:span>tab----&gt;arm 32</text:p>
      <text:p text:style-name="P2"><text:span text:style-name="T14">5)</text:span> ./configure AR=arm-linux-gnueabihf-ar CC=arm-linux-gnueabihf-gcc RANLIB=arm-linux-gnueabihf-ranlib --host=arm-linux –target=build-root <text:s/><text:span text:style-name="T4">(Configure build environment for ARM </text:span><text:span text:style-name="T8">32</text:span><text:span text:style-name="T4">) <text:s/>----------</text:span><text:span text:style-name="T6">&gt;AR,CC,RANLIB</text:span><text:span text:style-name="T7">(tool)</text:span><text:span text:style-name="T6"> are environment variables</text:span></text:p>
      <text:p text:style-name="P3"><text:span text:style-name="T14">6) </text:span>make all ARCH=arm CROSS_COMPILE=arm-linux-gnueabihf- <text:span text:style-name="T1"><text:s text:c="2"/></text:span><text:span text:style-name="T5">(Build all modules)</text:span></text:p>
      <text:p text:style-name="P5"><text:span text:style-name="T14">7</text:span>)sudo make install </text:p>
      <text:p text:style-name="P5"/>
      <text:p text:style-name="P8">--<text:span text:style-name="T9">&gt; </text:span>cd testcases/kernel/ sched/ pthreads/ </text:p>
      <text:p text:style-name="P8">--<text:span text:style-name="T9">&gt; </text:span>file <text:span text:style-name="T13">ltp-pan(or any file)</text:span> <text:s text:c="4"/>---------------<text:span text:style-name="T9">&gt;To check which executable (ARM 32)</text:span> </text:p>
      <text:p text:style-name="P15"/>
      <text:p text:style-name="P15">ARM-64</text:p>
      <text:p text:style-name="P7"/>
      <text:p text:style-name="P7">1)make clean</text:p>
      <text:p text:style-name="P7">2)make clean_install_dir</text:p>
      <text:p text:style-name="P7">3)sudo apt-get install gcc-4.8-aarch64-linux-gnu <text:s/><text:span text:style-name="T3">(Install Ubuntu ARM64 packages)</text:span></text:p>
      <text:p text:style-name="P10"><text:span text:style-name="T14">4)</text:span>aa+tab----&gt;arm 64</text:p>
      <text:p text:style-name="P4"><text:span text:style-name="T14">5)</text:span> <text:span text:style-name="T14">./configure ARCH=aarch64-linux-gnu-ar CC=aarch64-linux-gnu-gcc-4.8 RANLIB=aarch64-linux-gnu-ranlib --host=arm-linux --target=build-root </text:span><text:s/><text:span text:style-name="T4">(Configure build environment for ARM 64) <text:s/>----------</text:span><text:span text:style-name="T6">&gt;AR,CC,RANLIB</text:span><text:span text:style-name="T7">(tool)</text:span><text:span text:style-name="T6"> are environment variables</text:span></text:p>
      <text:p text:style-name="P4"><text:span text:style-name="T14">6) make all ARCH=arm CROSS_COMPILE=arm-linux-gnueabihf- <text:s text:c="2"/></text:span><text:span text:style-name="T5">(Build all modules)</text:span></text:p>
      <text:p text:style-name="P7"><text:span text:style-name="T14">7</text:span>)sudo make install </text:p>
      <text:p text:style-name="P17"/>
      <text:p text:style-name="P6">--<text:span text:style-name="T10">&gt;cd /opt/ltp/bin</text:span></text:p>
      <text:p text:style-name="P16">--&gt;file ltp-pan<text:span text:style-name="T13">(any file)</text:span> <text:s text:c="8"/><text:span text:style-name="T1">---------------&gt;To check which executable (ARM </text:span>64<text:span text:style-name="T1">) </text:span></text:p>
      <text:p text:style-name="P5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15:26:37.071679777</meta:creation-date>
    <dc:date>2017-09-28T10:54:17.488761132</dc:date>
    <meta:editing-duration>PT5H15M36S</meta:editing-duration>
    <meta:editing-cycles>33</meta:editing-cycles>
    <meta:generator>LibreOffice/5.1.6.2$Linux_X86_64 LibreOffice_project/10m0$Build-2</meta:generator>
    <meta:document-statistic meta:table-count="0" meta:image-count="0" meta:object-count="0" meta:page-count="1" meta:paragraph-count="36" meta:word-count="195" meta:character-count="1621" meta:non-whitespace-character-count="1436"/>
  </office:meta>
</office:document-meta>
</file>